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officeooo:rsid="001abef2" officeooo:paragraph-rsid="001abef2"/>
    </style:style>
    <style:style style:name="P2" style:family="paragraph" style:parent-style-name="Standard">
      <style:text-properties officeooo:paragraph-rsid="001abef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>
      <style:text-properties loext:padding="0cm" loext:border="none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Text_20_body" style:list-style-name="L12">
      <style:paragraph-properties fo:margin-top="0cm" fo:margin-bottom="0cm" loext:contextual-spacing="false"/>
    </style:style>
    <style:style style:name="P24" style:family="paragraph" style:parent-style-name="Text_20_body" style:list-style-name="L14">
      <style:paragraph-properties fo:margin-top="0cm" fo:margin-bottom="0cm" loext:contextual-spacing="false"/>
    </style:style>
    <style:style style:name="P25" style:family="paragraph" style:parent-style-name="Heading_20_4">
      <style:text-properties officeooo:rsid="001abef2" officeooo:paragraph-rsid="001abef2"/>
    </style:style>
    <style:style style:name="P26" style:family="paragraph" style:parent-style-name="Heading_20_3">
      <style:text-properties officeooo:rsid="001abef2" officeooo:paragraph-rsid="001abef2"/>
    </style:style>
    <style:style style:name="P27" style:family="paragraph" style:parent-style-name="Heading_20_2">
      <style:text-properties fo:background-color="#ffffff"/>
    </style:style>
    <style:style style:name="P28" style:family="paragraph" style:parent-style-name="Heading_20_1">
      <style:text-properties officeooo:paragraph-rsid="001abef2"/>
    </style:style>
    <style:style style:name="T1" style:family="text">
      <style:text-properties officeooo:rsid="001abef2"/>
    </style:style>
    <style:style style:name="T2" style:family="text">
      <style:text-properties fo:background-color="#ffffff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Kernel Configuration</text:span></text:h>
      <text:p text:style-name="Text_20_body">Ensure the following configurations are enabled:</text:p>
      <text:list xml:id="list3361162317" text:style-name="L1">
        <text:list-item>
          <text:p text:style-name="P3"><text:span text:style-name="Strong_20_Emphasis">FPGA Manager Framework</text:span></text:p>
        </text:list-item>
      </text:list>
      <text:p text:style-name="Standard">Device Drivers ---&gt; FPGA Configuration Framework</text:p>
      <text:p text:style-name="Standard"><text:span text:style-name="Strong_20_Emphasis"><text:s text:c="7"/></text:span><text:span text:style-name="Strong_20_Emphasis"><text:span text:style-name="T1">2</text:span></text:span><text:span text:style-name="Strong_20_Emphasis"> Device Tree Overlay ConfigFS</text:span></text:p>
      <text:p text:style-name="P1">Device Drivers --&gt; Device Tree and Open Firmware support</text:p>
      <text:p text:style-name="P2"><text:span text:style-name="T1"><text:s text:c="7"/>3 </text:span><text:span text:style-name="Strong_20_Emphasis">Contiguous Memory Allocator (CMA)</text:span></text:p>
      <text:p text:style-name="P1">Memory Management options ---&gt; Contiguous Memory Allocator (CONFIG_CMA)</text:p>
      <text:p text:style-name="P1">Library routines--&gt; DMA Contiguous Memory Allocator (CONFIG_DMA_CMA)</text:p>
      <text:h text:style-name="P25" text:outline-level="4"><text:span text:style-name="Strong_20_Emphasis">Tools</text:span></text:h>
      <text:list xml:id="list2776948746" text:style-name="L2">
        <text:list-item>
          <text:p text:style-name="P18"><text:span text:style-name="Strong_20_Emphasis">Device Tree Compiler (DTC)</text:span>: Version ≥ 1.4.4 for overlay support.</text:p>
        </text:list-item>
        <text:list-item>
          <text:p text:style-name="P4"><text:span text:style-name="Strong_20_Emphasis">Bootgen</text:span>: Converts <text:span text:style-name="Source_20_Text">.bit</text:span> to <text:span text:style-name="Source_20_Text">.bin</text:span>.</text:p>
        </text:list-item>
      </text:list>
      <text:h text:style-name="P26" text:outline-level="3"><text:span text:style-name="Strong_20_Emphasis">Generating the Bitstream File</text:span></text:h>
      <text:p text:style-name="Text_20_body">Convert a <text:span text:style-name="Source_20_Text">.bit</text:span> file to a <text:span text:style-name="Source_20_Text">.bin</text:span> file using Bootgen:</text:p>
      <text:p text:style-name="P1">bootgen -image Full_Bitstream.bif -arch zynq -process_bitstream bin</text:p>
      <text:p text:style-name="P1">Content of <text:span text:style-name="Source_20_Text">Full_Bitstream.bif</text:span>:</text:p>
      <text:p text:style-name="P1">all:</text:p>
      <text:p text:style-name="P1">{</text:p>
      <text:p text:style-name="P1"><text:s text:c="4"/>design_1_wrapper.bit /* Bitstream file name */</text:p>
      <text:p text:style-name="P1">}</text:p>
      <text:p text:style-name="P1"/>
      <text:p text:style-name="P1"/>
      <text:p text:style-name="P1"/>
      <text:p text:style-name="P1"/>
      <text:p text:style-name="P1">Creating the Device Tree Overlay</text:p>
      <text:p text:style-name="P1">Clone the device tree repository:</text:p>
      <text:p text:style-name="P1">git clone <text:a xlink:type="simple" xlink:href="https://github.com/Xilinx/device-tree-xlnx.git" text:style-name="Internet_20_link" text:visited-style-name="Visited_20_Internet_20_Link">https://github.com/Xilinx/device-tree-xlnx.git</text:a></text:p>
      <text:p text:style-name="P1">Use the <text:span text:style-name="Source_20_Text">dt_overlay.tcl</text:span> helper script to generate a <text:span text:style-name="Source_20_Text">pl.dtsi</text:span> overlay:</text:p>
      <text:p text:style-name="P1">xsct dt_overaly.tcl system.hdf ps7_cortexa9_0 device-tree-xlnx output_dir</text:p>
      <text:p text:style-name="P1">This creates the <text:span text:style-name="Source_20_Text">pl.dtsi</text:span> file with overlay fragments for your hardware.</text:p>
      <text:p text:style-name="P1"/>
      <text:h text:style-name="P26" text:outline-level="3"><text:span text:style-name="Strong_20_Emphasis">Device Tree Overlay Structure</text:span></text:h>
      <text:p text:style-name="Text_20_body">Example <text:span text:style-name="Source_20_Text">pl.dtsi</text:span>:</text:p>
      <text:p text:style-name="P1">/dts-v1/;</text:p>
      <text:p text:style-name="P1">/plugin/;</text:p>
      <text:p text:style-name="P1"/>
      <text:p text:style-name="P1">{</text:p>
      <text:p text:style-name="P1"><text:s text:c="4"/>fragment@0 {</text:p>
      <text:p text:style-name="P1"><text:s text:c="8"/>target = &lt;&amp;fpga_full&gt;;</text:p>
      <text:p text:style-name="P1"><text:s text:c="8"/>__overlay__ {</text:p>
      <text:p text:style-name="P1"><text:s text:c="12"/>firmware-name = "design_1_wrapper.bit.bin";</text:p>
      <text:p text:style-name="P1"><text:s text:c="8"/>};</text:p>
      <text:p text:style-name="P1"><text:s text:c="4"/>};</text:p>
      <text:p text:style-name="P1"/>
      <text:p text:style-name="P1"><text:soft-page-break/><text:s text:c="4"/>fragment@1 {</text:p>
      <text:p text:style-name="P1"><text:s text:c="8"/>target = &lt;&amp;amba&gt;;</text:p>
      <text:p text:style-name="P1"><text:s text:c="8"/>__overlay__ {</text:p>
      <text:p text:style-name="P1"><text:s text:c="12"/>axi_gpio_0: gpio@a0000000 {</text:p>
      <text:p text:style-name="P1"><text:s text:c="16"/>compatible = "xlnx,xps-gpio-1.00.a";</text:p>
      <text:p text:style-name="P1"><text:s text:c="16"/>gpio-controller;</text:p>
      <text:p text:style-name="P1"><text:s text:c="16"/>reg = &lt;0x0 0xa0000000 0x0 0x10000&gt;;</text:p>
      <text:p text:style-name="P1"><text:s text:c="12"/>};</text:p>
      <text:p text:style-name="P1"><text:s text:c="8"/>};</text:p>
      <text:p text:style-name="P1"><text:s text:c="4"/>};</text:p>
      <text:p text:style-name="P1">};</text:p>
      <text:p text:style-name="P1"/>
      <text:p text:style-name="P1"/>
      <text:p text:style-name="P1"><text:span text:style-name="Strong_20_Emphasis">Compiling the Overlay</text:span></text:p>
      <text:p text:style-name="P2"><text:span text:style-name="Strong_20_Emphasis"><text:span text:style-name="T1"><text:s/></text:span></text:span><text:span text:style-name="Strong_20_Emphasis">Compile </text:span><text:span text:style-name="Strong_20_Emphasis"><text:span text:style-name="Source_20_Text">pl.dtsi</text:span></text:span><text:span text:style-name="Strong_20_Emphasis"> to generate </text:span><text:span text:style-name="Strong_20_Emphasis"><text:span text:style-name="Source_20_Text">.dtbo</text:span></text:span><text:span text:style-name="Strong_20_Emphasis">:</text:span></text:p>
      <text:p text:style-name="P2"><text:span text:style-name="Strong_20_Emphasis">dtc -O dtb -o pl.dtbo -b 0 -@ pl.dtsi</text:span></text:p>
      <text:p text:style-name="P2"><text:span text:style-name="Strong_20_Emphasis">Loading the Bitstream Using DTO</text:span></text:p>
      <text:p text:style-name="P2"><text:span text:style-name="Strong_20_Emphasis">Prepare the firmware directory:</text:span></text:p>
      <text:p text:style-name="P2"><text:span text:style-name="Strong_20_Emphasis">mkdir -p /lib/firmware</text:span></text:p>
      <text:p text:style-name="P2"><text:span text:style-name="Strong_20_Emphasis">cp design_1_wrapper.bit.bin /lib/firmware/</text:span></text:p>
      <text:p text:style-name="P2"><text:span text:style-name="Strong_20_Emphasis">cp pl.dtbo /lib/firmware/</text:span></text:p>
      <text:p text:style-name="P2"><text:span text:style-name="Strong_20_Emphasis">Load the DTO:</text:span></text:p>
      <text:p text:style-name="P2"><text:span text:style-name="Strong_20_Emphasis">echo 0 &gt; /sys/class/fpga_manager/fpga0/flags</text:span></text:p>
      <text:p text:style-name="P2"><text:span text:style-name="Strong_20_Emphasis">echo pl.dtbo &gt; /sys/kernel/config/device-tree/overlays/my_overlay/path</text:span></text:p>
      <text:p text:style-name="P2"><text:span text:style-name="Strong_20_Emphasis">Verify the device tree update:</text:span></text:p>
      <text:p text:style-name="P2"><text:span text:style-name="Strong_20_Emphasis">cat /proc/device-tree/path/to/updated/node</text:span></text:p>
      <text:p text:style-name="P2"><text:span text:style-name="Strong_20_Emphasis">Removing Overlays</text:span></text:p>
      <text:p text:style-name="P2"><text:span text:style-name="Strong_20_Emphasis">rmdir /sys/kernel/config/device-tree/overlays/my_overlay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<text:span text:style-name="T1">Testing attlantisian</text:span></text:span></text:p>
      <text:h text:style-name="P28" text:outline-level="1"><text:bookmark text:name="SolutionZynqPLProgrammingWithFPGAManager-TestProcedure"/><text:span text:style-name="Strong_20_Emphasis"><text:span text:style-name="T2">Test Procedure</text:span></text:span></text:h>
      <text:h text:style-name="Heading_20_2" text:outline-level="2"><text:bookmark text:name="SolutionZynqPLProgrammingWithFPGAManager-UsingDeviceTreeOverlay"/><text:span text:style-name="Strong_20_Emphasis"><text:span text:style-name="T2">Using Device Tree Overlay</text:span></text:span></text:h>
      <text:p text:style-name="Text_20_body"><text:span text:style-name="Strong_20_Emphasis"><text:span text:style-name="T2">Steps to Load Full Bitstream</text:span></text:span><text:line-break/><text:span text:style-name="Strong_20_Emphasis"><text:span text:style-name="T2">Once the Linux is up run the below commands to load the required Full Bitstream.</text:span></text:span><text:line-break/><text:span text:style-name="T2">1) Set flags for Full Bitstream.</text:span></text:p>
      <text:list xml:id="list137310435" text:style-name="L3">
        <text:list-item>
          <text:p text:style-name="P5"><text:span text:style-name="Strong_20_Emphasis"><text:span text:style-name="T2">echo 0 &gt; /sys/class/fpga_manager/fpga0/flags</text:span></text:span></text:p>
        </text:list-item>
      </text:list>
      <text:p text:style-name="Text_20_body"><text:line-break/><text:span text:style-name="T2">2) Copy the Full Bitstream (.bin) and pl.dtbo files into firmware folder</text:span></text:p>
      <text:list xml:id="list384850542" text:style-name="L4">
        <text:list-item>
          <text:p text:style-name="P19"><text:span text:style-name="Strong_20_Emphasis"><text:span text:style-name="T2">mount /dev/mmcblk0p1 /media/</text:span></text:span></text:p>
        </text:list-item>
        <text:list-item>
          <text:p text:style-name="P19"><text:span text:style-name="Strong_20_Emphasis"><text:span text:style-name="T2">mkdir -p /lib/firmware</text:span></text:span></text:p>
        </text:list-item>
        <text:list-item>
          <text:p text:style-name="P19"><text:span text:style-name="T2">cp /media/</text:span><text:span text:style-name="Strong_20_Emphasis"><text:span text:style-name="T2">design_1_wrapper.bit.bin</text:span></text:span><text:span text:style-name="T2"> </text:span><text:span text:style-name="Strong_20_Emphasis"><text:span text:style-name="T2">/lib/firmware/design_1_wrapper.bit.bin</text:span></text:span></text:p>
        </text:list-item>
        <text:list-item>
          <text:p text:style-name="P6"><text:span text:style-name="Strong_20_Emphasis"><text:span text:style-name="T2">cp /media/pl.dtbo /lib/firmware/</text:span></text:span></text:p>
        </text:list-item>
      </text:list>
      <text:p text:style-name="Text_20_body"><text:line-break/><text:span text:style-name="T2">3) Apply DTBO (To add device nodes)</text:span></text:p>
      <text:list xml:id="list2968010725" text:style-name="L5">
        <text:list-item>
          <text:p text:style-name="P20"><text:span text:style-name="Strong_20_Emphasis"><text:span text:style-name="T2">mkdir /configfs</text:span></text:span></text:p>
        </text:list-item>
        <text:list-item>
          <text:p text:style-name="P20"><text:span text:style-name="Strong_20_Emphasis"><text:span text:style-name="T2">mount -t configfs configfs /configfs</text:span></text:span></text:p>
        </text:list-item>
        <text:list-item>
          <text:p text:style-name="P20"><text:span text:style-name="Strong_20_Emphasis"><text:span text:style-name="T2">cd /configfs/device-tree/overlays/</text:span></text:span></text:p>
        </text:list-item>
        <text:list-item>
          <text:p text:style-name="P20"><text:span text:style-name="Strong_20_Emphasis"><text:span text:style-name="T2">mkdir full</text:span></text:span></text:p>
        </text:list-item>
        <text:list-item>
          <text:p text:style-name="P7"><text:span text:style-name="Strong_20_Emphasis"><text:span text:style-name="T2">echo -n "pl.dtbo" &gt; full/path</text:span></text:span></text:p>
        </text:list-item>
      </text:list>
      <text:p text:style-name="Text_20_body"><text:line-break/><text:span text:style-name="T2">4) Steps to remove device nodes</text:span></text:p>
      <text:list xml:id="list3176521806" text:style-name="L6">
        <text:list-item>
          <text:p text:style-name="P8"><text:span text:style-name="Strong_20_Emphasis"><text:span text:style-name="T2">rmdir full</text:span></text:span></text:p>
        </text:list-item>
      </text:list>
      <text:p text:style-name="Text_20_body"><text:line-break/><text:span text:style-name="Strong_20_Emphasis"><text:span text:style-name="T2">Steps to Re-Load Full Bitstream</text:span></text:span><text:line-break/><text:span text:style-name="T2">1) Remove The overlay file will be applied earlier.</text:span></text:p>
      <text:list xml:id="list2622369294" text:style-name="L7">
        <text:list-item>
          <text:p text:style-name="P9"><text:span text:style-name="Strong_20_Emphasis"><text:span text:style-name="T2">rmdir full</text:span></text:span></text:p>
        </text:list-item>
      </text:list>
      <text:p text:style-name="Text_20_body"><text:line-break/><text:span text:style-name="T2">2) Set flags for Full Bitstream.</text:span></text:p>
      <text:list xml:id="list2194051253" text:style-name="L8">
        <text:list-item>
          <text:p text:style-name="P10"><text:span text:style-name="Strong_20_Emphasis"><text:span text:style-name="T2">echo 0 &gt; /sys/class/fpga_manager/fpga0/flags</text:span></text:span></text:p>
        </text:list-item>
      </text:list>
      <text:p text:style-name="Text_20_body"><text:line-break/><text:span text:style-name="T2">3) Copy the Full Bitstream and pl.dtbo files into firmware folder</text:span></text:p>
      <text:list xml:id="list357154138" text:style-name="L9">
        <text:list-item>
          <text:p text:style-name="P21"><text:span text:style-name="T2">cp /media/</text:span><text:span text:style-name="Strong_20_Emphasis"><text:span text:style-name="T2">design_1_wrapper.bit.bin</text:span></text:span><text:span text:style-name="T2"> </text:span><text:span text:style-name="Strong_20_Emphasis"><text:span text:style-name="T2">/lib/firmware/design_1_wrapper.bit.bin</text:span></text:span></text:p>
        </text:list-item>
        <text:list-item>
          <text:p text:style-name="P11"><text:span text:style-name="Strong_20_Emphasis"><text:span text:style-name="T2">cp /media/new-pl.dtbo /lib/firmware/</text:span></text:span></text:p>
        </text:list-item>
      </text:list>
      <text:p text:style-name="Text_20_body"><text:line-break/><text:span text:style-name="T2">3) Apply DTBO</text:span></text:p>
      <text:list xml:id="list2447701464" text:style-name="L10">
        <text:list-item>
          <text:p text:style-name="P22"><text:soft-page-break/><text:span text:style-name="Strong_20_Emphasis"><text:span text:style-name="T2">mkdir full</text:span></text:span></text:p>
        </text:list-item>
        <text:list-item>
          <text:p text:style-name="P12"><text:span text:style-name="Strong_20_Emphasis"><text:span text:style-name="T2">echo -n "new-pl.dtbo" &gt; full/path</text:span></text:span></text:p>
        </text:list-item>
      </text:list>
      <text:h text:style-name="P27" text:outline-level="2"><text:bookmark text:name="SolutionZynqPLProgrammingWithFPGAManager-ExpectedOutputUsingDTBO"/>Expected Output Using DTBO</text:h>
      <text:section text:style-name="Sect1" text:name="highlighter_49892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root@xilinx-zc702-2018_1:/configfs/device-tree/overlays# echo -n "pl.dtbo"</text:span> <text:span text:style-name="Source_20_Text">&gt; full/path</text:span></text:p>
              <text:p text:style-name="Table_20_Contents"><text:span text:style-name="Source_20_Text">fpga_manager fpga0: writing zc702_wrapper.bit.bin to Xilinx Zynq FPGA Manager</text:span></text:p>
              <text:p text:style-name="Table_20_Contents"><text:span text:style-name="Source_20_Text">XGpio: /amba/gpio@41200000: registered, base is 902</text:span></text:p>
              <text:p text:style-name="Table_20_Contents"><text:span text:style-name="Source_20_Text">root@xilinx-zc702-2018_1:/configfs/device-tree/overlays#</text:span></text:p>
            </table:table-cell>
          </table:table-row>
        </table:table>
      </text:section>
      <text:p text:style-name="P13"/>
      <text:h text:style-name="P27" text:outline-level="2"><text:bookmark text:name="SolutionZynqPLProgrammingWithFPGAManager-Usingsysfsinterface"/>Using sysfs interface</text:h>
      <text:p text:style-name="Text_20_body"><text:span text:style-name="Strong_20_Emphasis"><text:span text:style-name="T2">Once the linux is up run the below commands to load the Bitstream.</text:span></text:span><text:line-break/><text:span text:style-name="T2">1)Set flags for Full Bitstream.</text:span></text:p>
      <text:list xml:id="list1638980110" text:style-name="L11">
        <text:list-item>
          <text:p text:style-name="P14"><text:span text:style-name="Strong_20_Emphasis"><text:span text:style-name="T2">echo 0 &gt; /sys/class/fpga_manager/fpga0/flags</text:span></text:span></text:p>
        </text:list-item>
      </text:list>
      <text:p text:style-name="Text_20_body"><text:line-break/><text:span text:style-name="T2">2) Loading Bitstream into PL.</text:span></text:p>
      <text:list xml:id="list1920005592" text:style-name="L12">
        <text:list-item>
          <text:p text:style-name="P23"><text:span text:style-name="Strong_20_Emphasis"><text:span text:style-name="T2">mkdir -p /lib/firmware</text:span></text:span></text:p>
        </text:list-item>
        <text:list-item>
          <text:p text:style-name="P23"><text:span text:style-name="Strong_20_Emphasis"><text:span text:style-name="T2">cp /media/design_1_wrapper.bit.bin /lib/firmware/</text:span></text:span></text:p>
        </text:list-item>
        <text:list-item>
          <text:p text:style-name="P15"><text:span text:style-name="Strong_20_Emphasis"><text:span text:style-name="T2">echo design_1_wrapper.bit.bin &gt; /sys/class/fpga_manager/fpga0/firmware</text:span></text:span></text:p>
        </text:list-item>
      </text:list>
      <text:p text:style-name="Text_20_body"><text:span text:style-name="Strong_20_Emphasis">Steps for programming the Encrypted Bitstream</text:span></text:p>
      <text:p text:style-name="Text_20_body">1)Set flags for Encrypted Bitstream</text:p>
      <text:list xml:id="list4019713798" text:style-name="L13">
        <text:list-item>
          <text:p text:style-name="P16"><text:span text:style-name="Strong_20_Emphasis">echo 0x4 &gt; /sys/class/fpga_manager/fpga0/flags</text:span></text:p>
        </text:list-item>
      </text:list>
      <text:p text:style-name="Text_20_body">2)Load the Bitstream</text:p>
      <text:list xml:id="list4059336777" text:style-name="L14">
        <text:list-item>
          <text:p text:style-name="P24"><text:span text:style-name="Strong_20_Emphasis">mkdir -p /lib/firmware</text:span></text:p>
        </text:list-item>
        <text:list-item>
          <text:p text:style-name="P24"><text:span text:style-name="Strong_20_Emphasis">cp /media/enrypted.bit.bin /lib/firmware/</text:span></text:p>
        </text:list-item>
        <text:list-item>
          <text:p text:style-name="P17"><text:span text:style-name="Strong_20_Emphasis">echo enrypted.bit.bin &gt; /sys/class/fpga_manager/fpga0/firmware</text:span></text:p>
        </text:list-item>
      </text:list>
      <text:h text:style-name="P27" text:outline-level="2"><text:bookmark text:name="SolutionZynqPLProgrammingWithFPGAManager-ExpectedOutputUsingSysfs"/>Expected Output Using Sysfs</text:h>
      <text:section text:style-name="Sect1" text:name="highlighter_689256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><text:span text:style-name="Source_20_Text">root@Xilinx:~# mount /dev/mmcblk0p1 /media/</text:span></text:p>
              <text:p text:style-name="Table_20_Contents"><text:span text:style-name="Source_20_Text">root@Xilinx:~#mkdir -p /lib/firmware</text:span></text:p>
              <text:p text:style-name="Table_20_Contents"><text:span text:style-name="Source_20_Text">root@Xilinx:~# echo 0 &gt; /sys/class/fpga_manager/fpga0/flags</text:span></text:p>
              <text:p text:style-name="Table_20_Contents"><text:span text:style-name="Source_20_Text">root@Xilinx:~# cp /media/system_wrapper.bit.bin /lib/firmware/</text:span></text:p>
              <text:p text:style-name="Table_20_Contents"><text:span text:style-name="Source_20_Text">root@Xilinx:~# echo system_wrapper.bit.bin &gt; /sys/class/fpga_manager/fpga0/firmware</text:span></text:p>
              <text:p text:style-name="Table_20_Contents"><text:span text:style-name="Source_20_Text">[  120.266851] fpga_manager fpga0: writing system_wrapper.bit.bin to Xilinx Zynq FPGA Manager</text:span></text:p>
              <text:p text:style-name="Table_20_Contents"><text:span text:style-name="Source_20_Text">root@Xilinx:~# devmem 0xA0000000</text:span></text:p>
              <text:p text:style-name="Table_20_Contents"><text:span text:style-name="Source_20_Text">0x00000000</text:span></text:p>
            </table:table-cell>
          </table:table-row>
        </table:table>
      </text:section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2T09:39:57.978257017</meta:creation-date>
    <dc:date>2025-01-22T09:53:17.962289856</dc:date>
    <meta:editing-duration>PT39S</meta:editing-duration>
    <meta:editing-cycles>1</meta:editing-cycles>
    <meta:document-statistic meta:table-count="2" meta:image-count="0" meta:object-count="0" meta:page-count="4" meta:paragraph-count="119" meta:word-count="554" meta:character-count="4514" meta:non-whitespace-character-count="3935"/>
    <meta:generator>LibreOffice/6.0.7.3$Linux_X86_64 LibreOffice_project/00m0$Build-3</meta:generator>
  </office:meta>
</office:document-meta>
</file>